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ro, Gato, Árbol, Auto, Sol, Teléfono, Reloj, Libro, Amigo, Profesor, Río, Avión, Tren, Edificio, Jardín, Zapato, Sombrero, Vaso, Bolígrafo, Camino, Bosque, Elefante, Computadora, Cuaderno, Televisor, Pájaro, Pescado, Cielo, Cuchillo, Martillo, Lápiz, Hombre, Niño, Barco, Puente, Puerta, Ventilador, Espejo, Piano, Cama, Cepillo, Helado, Piso, Mono, Juego, Tigre, Cuadro, Oro, Cielo, Reloj, Agua, Puente, Nido, Aire, Té, Agujero, Diente, Tornado, Rascacielos, Tigre, Túnel, Colchón, Invierno, Aire, Lago, Delfín, Mapa, Puente, Astronauta, Pimiento, Espejo, Cielo, Cofre, Elefante, Capitán, Dinosaurio, Mapa, Diamante, Fantasma, Ratón, Piano, Cosecha, Piso, Pintor, Piso, Martillo, Tigre, Plato, Pájaro, Paseo, Cielo, Armario, Túnel, Tomate, Tejado, Trenza, Bastón, Botón, Avión, Pájaro, Bote, Cielo, Ángel, Diamante, Coche, Jardí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47:32.968747578</meta:creation-date>
    <dc:date>2023-12-10T19:47:46.746111033</dc:date>
    <meta:editing-duration>PT15S</meta:editing-duration>
    <meta:editing-cycles>1</meta:editing-cycles>
    <meta:document-statistic meta:table-count="0" meta:image-count="0" meta:object-count="0" meta:page-count="1" meta:paragraph-count="1" meta:word-count="106" meta:character-count="833" meta:non-whitespace-character-count="728"/>
    <meta:generator>LibreOffice/7.3.7.2$Linux_X86_64 LibreOffice_project/30$Build-2</meta:generator>
  </office:meta>
</office:document-meta>
</file>